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normal" style:font-size-asian="12pt" style:font-size-complex="12pt"/>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Arial1" fo:font-size="12pt" fo:letter-spacing="normal" style:font-size-asian="12pt" style:font-size-complex="12pt"/>
    </style:style>
    <style:style style:name="P3" style:family="paragraph" style:parent-style-name="Text_20_body">
      <style:paragraph-properties fo:margin-left="0in" fo:margin-right="0in" fo:orphans="2" fo:widows="2" fo:text-indent="0in" style:auto-text-indent="false"/>
      <style:text-properties style:font-name="Arial1" fo:font-size="12pt" style:font-size-asian="12pt" style:font-size-complex="12pt"/>
    </style:style>
    <style:style style:name="P4"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1" fo:font-size="12pt" fo:letter-spacing="normal" fo:font-style="normal" fo:font-weight="normal" style:font-size-asian="12pt" style:font-size-complex="12pt"/>
    </style:style>
    <style:style style:name="T1" style:family="text">
      <style:text-properties fo:font-style="normal" fo:font-weight="normal"/>
    </style:style>
    <style:style style:name="T2" style:family="text">
      <style:text-properties style:font-name="Libre Franklin" fo:font-style="normal" fo:font-weight="normal"/>
    </style:style>
    <style:style style:name="T3" style:family="text">
      <style:text-properties style:font-name="Libre Franklin" fo:font-size="9.5pt" fo:font-style="normal" fo:font-weight="normal"/>
    </style:style>
    <style:style style:name="T4" style:family="text">
      <style:text-properties fo:font-variant="normal" fo:text-transform="none" fo:color="#000000" style:font-name="Libre Franklin" fo:font-size="9.5pt" fo:letter-spacing="normal" fo:font-style="normal" fo:font-weight="normal"/>
    </style:style>
    <style:style style:name="T5" style:family="text">
      <style:text-properties fo:font-variant="normal" fo:text-transform="none" fo:color="#000000" style:font-name="Libre Franklin"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bold"/>
    </style:style>
    <style:style style:name="T8" style:family="text">
      <style:text-properties fo:font-weight="bold"/>
    </style:style>
    <style:style style:name="T9" style:family="text">
      <style:text-properties style:text-underline-style="solid" style:text-underline-width="auto" style:text-underline-color="font-color"/>
    </style:style>
  </office:automatic-styles>
  <office:body>
    <office:text text:use-soft-page-breaks="true">
      <text:tracked-changes text:track-changes="false">
        <text:changed-region xml:id="ct2529823333488" text:id="ct2529823333488">
          <text:insertion>
            <office:change-info>
              <dc:creator>Unknown Author</dc:creator>
              <dc:date>2023-11-23T12:04:48.150000000</dc:date>
            </office:change-info>
          </text:insertion>
        </text:changed-region>
        <text:changed-region xml:id="ct2529865035168" text:id="ct2529865035168">
          <text:deletion>
            <office:change-info>
              <dc:creator>Unknown Author</dc:creator>
              <dc:date>2023-11-23T12:04:48.150000000</dc:date>
            </office:change-info>
            <text:p text:style-name="P4">Open Software</text:p>
          </text:deletion>
        </text:changed-region>
        <text:changed-region xml:id="ct2529813743744" text:id="ct2529813743744">
          <text:insertion>
            <office:change-info>
              <dc:creator>Unknown Author</dc:creator>
              <dc:date>2023-11-23T12:04:48.150000000</dc:date>
            </office:change-info>
          </text:insertion>
        </text:changed-region>
        <text:changed-region xml:id="ct2529865032288" text:id="ct2529865032288">
          <text:deletion>
            <office:change-info>
              <dc:creator>Unknown Author</dc:creator>
              <dc:date>2023-11-23T12:04:48.150000000</dc:date>
            </office:change-info>
            <text:p text:style-name="P1">Open Software License version 3</text:p>
          </text:deletion>
        </text:changed-region>
        <text:changed-region xml:id="ct2529813742304" text:id="ct2529813742304">
          <text:insertion>
            <office:change-info>
              <dc:creator>Unknown Author</dc:creator>
              <dc:date>2023-11-23T12:04:48.150000000</dc:date>
            </office:change-info>
          </text:insertion>
        </text:changed-region>
        <text:changed-region xml:id="ct2529865035888" text:id="ct2529865035888">
          <text:deletion>
            <office:change-info>
              <dc:creator>Unknown Author</dc:creator>
              <dc:date>2023-11-23T12:04:48.150000000</dc:date>
            </office:change-info>
            <text:p text:style-name="P1"><text:span text:style-name="T9">or </text:span></text:p>
          </text:deletion>
        </text:changed-region>
        <text:changed-region xml:id="ct2529987723008" text:id="ct2529987723008">
          <text:deletion>
            <office:change-info>
              <dc:creator>Unknown Author</dc:creator>
              <dc:date>2023-11-23T12:04:48.150000000</dc:date>
            </office:change-info>
            <text:p text:style-name="P1"><text:span text:style-name="T9">s that </text:span></text:p>
          </text:deletion>
        </text:changed-region>
        <text:changed-region xml:id="ct2529813739904" text:id="ct2529813739904">
          <text:insertion>
            <office:change-info>
              <dc:creator>Unknown Author</dc:creator>
              <dc:date>2023-11-23T12:04:48.150000000</dc:date>
            </office:change-info>
          </text:insertion>
        </text:changed-region>
        <text:changed-region xml:id="ct2529955637040" text:id="ct2529955637040">
          <text:deletion>
            <office:change-info>
              <dc:creator>Unknown Author</dc:creator>
              <dc:date>2023-11-23T12:04:48.150000000</dc:date>
            </office:change-info>
            <text:p text:style-name="P1"><text:span text:style-name="T9">this Open Software License</text:span></text:p>
          </text:deletion>
        </text:changed-region>
        <text:changed-region xml:id="ct2529763275744" text:id="ct2529763275744">
          <text:insertion>
            <office:change-info>
              <dc:creator>Unknown Author</dc:creator>
              <dc:date>2023-11-23T12:04:48.150000000</dc:date>
            </office:change-info>
          </text:insertion>
        </text:changed-region>
        <text:changed-region xml:id="ct2529763267344" text:id="ct2529763267344">
          <text:insertion>
            <office:change-info>
              <dc:creator>Unknown Author</dc:creator>
              <dc:date>2023-11-23T12:04:48.150000000</dc:date>
            </office:change-info>
          </text:insertion>
        </text:changed-region>
        <text:changed-region xml:id="ct2529763276224" text:id="ct2529763276224">
          <text:insertion>
            <office:change-info>
              <dc:creator>Unknown Author</dc:creator>
              <dc:date>2023-11-23T12:04:48.150000000</dc:date>
            </office:change-info>
          </text:insertion>
        </text:changed-region>
        <text:changed-region xml:id="ct2529763267584" text:id="ct2529763267584">
          <text:insertion>
            <office:change-info>
              <dc:creator>Unknown Author</dc:creator>
              <dc:date>2023-11-23T12:04:48.150000000</dc:date>
            </office:change-info>
          </text:insertion>
        </text:changed-region>
        <text:changed-region xml:id="ct2529763268784" text:id="ct2529763268784">
          <text:insertion>
            <office:change-info>
              <dc:creator>Unknown Author</dc:creator>
              <dc:date>2023-11-23T12:04:48.150000000</dc:date>
            </office:change-info>
          </text:insertion>
        </text:changed-region>
        <text:changed-region xml:id="ct2529763269744" text:id="ct2529763269744">
          <text:insertion>
            <office:change-info>
              <dc:creator>Unknown Author</dc:creator>
              <dc:date>2023-11-23T12:04:48.150000000</dc:date>
            </office:change-info>
          </text:insertion>
        </text:changed-region>
        <text:changed-region xml:id="ct2529760605024" text:id="ct2529760605024">
          <text:insertion>
            <office:change-info>
              <dc:creator>Unknown Author</dc:creator>
              <dc:date>2023-11-23T12:04:48.150000000</dc:date>
            </office:change-info>
          </text:insertion>
        </text:changed-region>
        <text:changed-region xml:id="ct2529760609104" text:id="ct2529760609104">
          <text:insertion>
            <office:change-info>
              <dc:creator>Unknown Author</dc:creator>
              <dc:date>2023-11-23T12:04:48.150000000</dc:date>
            </office:change-info>
          </text:insertion>
        </text:changed-region>
        <text:changed-region xml:id="ct2529760609344" text:id="ct2529760609344">
          <text:insertion>
            <office:change-info>
              <dc:creator>Unknown Author</dc:creator>
              <dc:date>2023-11-23T12:04:48.150000000</dc:date>
            </office:change-info>
          </text:insertion>
        </text:changed-region>
        <text:changed-region xml:id="ct2529822251008" text:id="ct2529822251008">
          <text:insertion>
            <office:change-info>
              <dc:creator>Unknown Author</dc:creator>
              <dc:date>2023-11-23T12:04:48.150000000</dc:date>
            </office:change-info>
          </text:insertion>
        </text:changed-region>
        <text:changed-region xml:id="ct2529821761328" text:id="ct2529821761328">
          <text:insertion>
            <office:change-info>
              <dc:creator>Unknown Author</dc:creator>
              <dc:date>2023-11-23T12:04:48.150000000</dc:date>
            </office:change-info>
          </text:insertion>
        </text:changed-region>
        <text:changed-region xml:id="ct2529816179808" text:id="ct2529816179808">
          <text:insertion>
            <office:change-info>
              <dc:creator>Unknown Author</dc:creator>
              <dc:date>2023-11-23T12:04:48.150000000</dc:date>
            </office:change-info>
          </text:insertion>
        </text:changed-region>
        <text:changed-region xml:id="ct2529987714368" text:id="ct2529987714368">
          <text:insertion>
            <office:change-info>
              <dc:creator>Unknown Author</dc:creator>
              <dc:date>2023-11-23T12:04:48.150000000</dc:date>
            </office:change-info>
          </text:insertion>
        </text:changed-region>
        <text:changed-region xml:id="ct2529987719888" text:id="ct2529987719888">
          <text:insertion>
            <office:change-info>
              <dc:creator>Unknown Author</dc:creator>
              <dc:date>2023-11-23T12:04:48.150000000</dc:date>
            </office:change-info>
          </text:insertion>
        </text:changed-region>
        <text:changed-region xml:id="ct2529987713888" text:id="ct2529987713888">
          <text:insertion>
            <office:change-info>
              <dc:creator>Unknown Author</dc:creator>
              <dc:date>2023-11-23T12:04:48.150000000</dc:date>
            </office:change-info>
          </text:insertion>
        </text:changed-region>
        <text:changed-region xml:id="ct2529987715568" text:id="ct2529987715568">
          <text:insertion>
            <office:change-info>
              <dc:creator>Unknown Author</dc:creator>
              <dc:date>2023-11-23T12:04:48.150000000</dc:date>
            </office:change-info>
          </text:insertion>
        </text:changed-region>
        <text:changed-region xml:id="ct2529987713648" text:id="ct2529987713648">
          <text:insertion>
            <office:change-info>
              <dc:creator>Unknown Author</dc:creator>
              <dc:date>2023-11-23T12:04:48.150000000</dc:date>
            </office:change-info>
          </text:insertion>
        </text:changed-region>
        <text:changed-region xml:id="ct2529823317888" text:id="ct2529823317888">
          <text:deletion>
            <office:change-info>
              <dc:creator>Unknown Author</dc:creator>
              <dc:date>2023-11-23T12:04:48.150000000</dc:date>
            </office:change-info>
            <text:p text:style-name="P3"><text:span text:style-name="T6">&lt;insert your license name here&g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is <text:change-start text:change-id="ct2529823333488"/>Upstream Compatibility<text:change-end text:change-id="ct2529823333488"/><text:change text:change-id="ct2529865035168"/> License (the “License”) applies to any original work of authorship (the “Original Work”) whose owner (the “Licensor”) has placed the following licensing notice adjacent to the copyright notice for the Original Work:</text:p>
      <text:p text:style-name="P1">Licensed under the <text:change-start text:change-id="ct2529813743744"/>Upstream Compatibility License 1<text:change-end text:change-id="ct2529813743744"/><text:change text:change-id="ct2529865032288"/>.0</text:p>
      <text:p text:style-name="P1">1) Grant of Copyright License.</text:p>
      <text:p text:style-name="P1">Licensor grants You a worldwide, royalty-free, non-exclusive, sublicensable license, for the duration of the copyright, to do the following:</text:p>
      <text:p text:style-name="P1">a) to reproduce the Original Work in copies, either alone or as part of a collective work;</text:p>
      <text:p text:style-name="P1">b) to translate, adapt, alter, transform, modify, or arrange the Original Work, thereby creating derivative works (“Derivative Works”) based upon the Original Work;</text:p>
      <text:p text:style-name="P1">c) to distribute or communicate copies of the Original Work and Derivative Works to the public, with the proviso that copies of Original Work <text:change-start text:change-id="ct2529813742304"/>You distribute or communicate shall be licensed under this Upstream Compatibility License and all <text:change-end text:change-id="ct2529813742304"/><text:change text:change-id="ct2529865035888"/><text:span text:style-name="T9">Derivative Work</text:span><text:change text:change-id="ct2529987723008"/>You distribute or communicate shall be licensed under <text:change-start text:change-id="ct2529813739904"/>both this Upstream Compatibility License and the Apache License 2.0 or later<text:change-end text:change-id="ct2529813739904"/><text:change text:change-id="ct2529955637040"/>;</text:p>
      <text:p text:style-name="P1">d) to perform the Original Work publicly; and</text:p>
      <text:p text:style-name="P1">e) to display the Original Work publicly.</text:p>
      <text:p text:style-name="P1">2) Grant of Patent License.<text:change-start text:change-id="ct2529763275744"/></text:p>
      <text:p text:style-name="P1"><text:change-end text:change-id="ct2529763275744"/>Licensor grants You a worldwide, royalty-free, non-exclusive, sublicensable license, under patent claims owned or controlled by the Licensor that are embodied in the Original Work as furnished by the Licensor, for the duration of the patents, to make, use, sell, offer for sale, have made, and import the Original Work and Derivative Works.</text:p>
      <text:p text:style-name="P1">3) Grant of Source Code License.<text:change-start text:change-id="ct2529763267344"/></text:p>
      <text:p text:style-name="P1"><text:change-end text:change-id="ct2529763267344"/>The term “Source Code” means the preferred form of the Original Work for making modifications to it and all available documentation describing how to modify the Original Work. Licensor 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 the Original Work.</text:p>
      <text:p text:style-name="P1">4) Exclusions From License Grant.<text:change-start text:change-id="ct2529763276224"/></text:p>
      <text:p text:style-name="P1"><text:change-end text:change-id="ct2529763276224"/>Neither the names of Licensor, nor the names of any contributors to the Original Work, nor any of their trademarks or service marks, may be used to endorse or promote products derived from this Original Work without express prior permission of the Licensor. Except as expressly stated herein, nothing in this License grants any license to Licensor’s trademarks, copyrights, patents, trade secrets or any other intellectual property. No patent license is <text:soft-page-break/>granted to make, use, sell, offer for sale, have made, or import embodiments of any patent claims other than the licensed claims defined in Section 2. No license is granted to the trademarks of Licensor even if such marks are included in the Original Work. Nothing in this License shall be interpreted to prohibit Licensor from licensing under terms different from this License any Original Work that Licensor otherwise would have a right to license.</text:p>
      <text:p text:style-name="P1">5) External Deployment.<text:change-start text:change-id="ct2529763267584"/></text:p>
      <text:p text:style-name="P1"><text:change-end text:change-id="ct2529763267584"/>The term “External Deployment” means the use, distribution, or communication of the Original Work or Derivative Works in any way such that the Original Work or Derivative Works may be used by anyone other than You, whether those works are distributed or communicated to those persons or made available as an application intended for use over a network. As an express condition for the grants of license hereunder, You must treat any External Deployment by You of the Original Work or a Derivative Work as a distribution under section 1(c).</text:p>
      <text:p text:style-name="P1">6) Attribution Rights.<text:change-start text:change-id="ct2529763268784"/></text:p>
      <text:p text:style-name="P1"><text:change-end text:change-id="ct2529763268784"/>You must retain, in the Source Code of any Derivative Works that You create, all copyright, patent,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text:p>
      <text:p text:style-name="P1">7) Warranty of Provenance and Disclaimer of Warranty.<text:change-start text:change-id="ct2529763269744"/></text:p>
      <text:p text:style-name="P1"><text:change-end text:change-id="ct2529763269744"/>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preceding sentence, the Original Work is provided under this License on an “AS IS” BASIS and WITHOUT WARRANTY, either express or implied, including, without limitation, the warranties of non-infringement, merchantability or fitness for a particular purpose. THE ENTIRE RISK AS TO THE QUALITY OF THE ORIGINAL WORK IS WITH YOU. This DISCLAIMER OF WARRANTY constitutes an essential part of this License. No license to the Original Work is granted by this License except under this disclaimer.</text:p>
      <text:p text:style-name="P1">8) Limitation of Liability.<text:change-start text:change-id="ct2529760605024"/></text:p>
      <text:p text:style-name="P1"><text:change-end text:change-id="ct2529760605024"/>Under no circumstances and under no legal theory, whether in tort (including negligence), contract, or otherwise, shall the Licensor be liable to anyone for any 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the extent applicable law prohibits such limitation.</text:p>
      <text:p text:style-name="P1"><text:soft-page-break/>9) Acceptance and Termination.<text:change-start text:change-id="ct2529760609104"/></text:p>
      <text:p text:style-name="P1"><text:change-end text:change-id="ct2529760609104"/>If, at any time, You expressly assented to this License, that assent indicates your clear and irrevocable acceptance of this License and all of its terms and conditions. If You distribute or communicate copies of the Original Work or a Derivative Work, You must make a reasonable effort under the circumstances to obtain the express assent of recipients to the terms of this License. This License conditions your rights to undertake the activities listed in Section 1, including your right to create Derivative Works based upon the Original Work, and doing so without honoring these terms and conditions is prohibited by copyright law and international treaty. Nothing in this License is intended to affect copyright exceptions and limitations (including “fair use” or “fair dealing”). This License shall terminate immediately and You may no longer exercise any of the rights granted to You by this License upon your failure to honor the conditions in Section 1(c).</text:p>
      <text:p text:style-name="P1">10) Termination for Patent Action.<text:change-start text:change-id="ct2529760609344"/></text:p>
      <text:p text:style-name="P1"><text:change-end text:change-id="ct2529760609344"/>This License shall terminate automatically and You may no longer exercise any of the rights granted to You by this License as of the date You commence an action, including a cross-claim or counterclaim, against Licensor or any licensee alleging that the Original Work infringes a patent. This termination provision shall not apply for an action alleging patent infringement by combinations of the Original Work with other software or hardware.</text:p>
      <text:p text:style-name="P1">11) Jurisdiction, Venue and Governing Law.<text:change-start text:change-id="ct2529822251008"/></text:p>
      <text:p text:style-name="P1"><text:change-end text:change-id="ct2529822251008"/>Any action or suit relating to this License may be brought only in the courts of a jurisdiction wherein the Licensor 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copyright or patent law in the appropriate jurisdiction. This section shall survive the termination of this License.</text:p>
      <text:p text:style-name="P1">12) Attorneys’ Fees.<text:change-start text:change-id="ct2529821761328"/></text:p>
      <text:p text:style-name="P1"><text:change-end text:change-id="ct2529821761328"/>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text:p>
      <text:p text:style-name="P1">13) Miscellaneous.<text:change-start text:change-id="ct2529816179808"/></text:p>
      <text:p text:style-name="P1"><text:change-end text:change-id="ct2529816179808"/>If any provision of this License is held to be unenforceable, such provision shall be reformed only to the extent necessary to make it enforceable.</text:p>
      <text:p text:style-name="P1">14) Definition of “You” in This License.<text:change-start text:change-id="ct2529987714368"/></text:p>
      <text:p text:style-name="P2"><text:change-end text:change-id="ct2529987714368"/>“<text:span text:style-name="T1">You” throughout this License, whether in upper or lower case, means an individual or a legal entity exercising rights under, and complying with all of the terms of, this License. For legal entities, “You” includes any entity that controls, is controlled by, or is under common control </text:span><text:soft-page-break/><text:span text:style-name="T1">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text:span></text:p>
      <text:p text:style-name="P1">15) Right to Use.<text:change-start text:change-id="ct2529987719888"/></text:p>
      <text:p text:style-name="P1"><text:change-end text:change-id="ct2529987719888"/>You may use the Original Work in all ways not otherwise restricted or conditioned by this License or by law, and Licensor promises not to interfere with or be responsible for such uses by You.</text:p>
      <text:p text:style-name="P1">16) Modification of This License.<text:change-start text:change-id="ct2529987713888"/></text:p>
      <text:p text:style-name="P3"><text:change-end text:change-id="ct2529987713888"/><text:span text:style-name="T6">This License is Copyright © 2005 Lawrence Rosen</text:span><text:change-start text:change-id="ct2529987715568"/><text:span text:style-name="T6"> and Copyright © 2017 Nigel Tzeng</text:span><text:change-end text:change-id="ct2529987715568"/><text:span text:style-name="T6">. Permission is granted to copy, distribute, or communicate this License without modification. Nothing in this License permits You to modify this License as applied to the Original Work or to Derivative Works. However, You may modify the text of this License and copy, distribute or communicate your modified version (the “Modified License”) and apply it to other original works of authorship subject to the following conditions: (i) You may not indicate in any way that your Modified License is the “Open Software License” or “OSL” </text:span><text:change-start text:change-id="ct2529987713648"/><text:span text:style-name="T6">or the “Upstream Compatibility License” or “UCL” </text:span><text:change-end text:change-id="ct2529987713648"/><text:span text:style-name="T6">and you may not use those names in the name of your Modified License; (ii) You must replace the notice specified in the first paragraph above with the notice “Licensed under </text:span><text:change text:change-id="ct2529823317888"/><text:span text:style-name="T6">” or with a notice of your own that is not confusingly similar to the notice in this License; and (iii) You may not claim that your original works are open source software unless your Modified License has been approved by Open Source Initiative (OSI) and You comply with its license review and certification proces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3T11:59:45.817000000</meta:creation-date>
    <dc:date>2023-11-23T13:18:41.383000000</dc:date>
    <meta:editing-duration>PT1H8M46S</meta:editing-duration>
    <meta:editing-cycles>3</meta:editing-cycles>
    <meta:generator>LibreOffice/6.3.4.2$Windows_X86_64 LibreOffice_project/60da17e045e08f1793c57c00ba83cdfce946d0aa</meta:generator>
    <meta:document-statistic meta:table-count="0" meta:image-count="0" meta:object-count="0" meta:page-count="4" meta:paragraph-count="39" meta:word-count="1657" meta:character-count="10375" meta:non-whitespace-character-count="8757"/>
  </office:meta>
</office:document-meta>
</file>